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report is about Monomoto, a multithreaded application.</text:p>
      <text:p text:style-name="Standard">The report examine the important aspects design ...</text:p>
      <text:p text:style-name="Standard">An MVC architecture is used and 4 laier architecture allow decoupling between the for logical level.</text:p>
      <text:p text:style-name="Standard"/>
      <text:p text:style-name="Standard">Describe the research, tests and<text:bookmark text:name="itxthook2"/> <text:a xlink:type="simple" xlink:href="http://www.ehow.com/how_7827801_write-report-programming.html#" office:name="itxthook2">studies</text:a> (2 paragraphs)</text:p>
      <text:p text:style-name="Standard">The project is based on varies research conducted over the internet (see references at the button page) </text:p>
      <text:p text:style-name="Standard">What I discove</text:p>
      <text:p text:style-name="Standard"/>
      <text:p text:style-name="Standard">The monomont uses a comma-separated protocol: command followed be parameters. At that moment I would to migrate to an XML file. To be more quick I used the comma-separated protocol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manuele Pugliese</meta:initial-creator>
    <meta:creation-date>2011-06-14T11:57:50</meta:creation-date>
    <meta:document-statistic meta:table-count="0" meta:image-count="0" meta:object-count="0" meta:page-count="1" meta:paragraph-count="7" meta:word-count="90" meta:character-count="563"/>
    <dc:date>2011-06-15T15:16:24</dc:date>
    <dc:creator>Emanuele Pugliese</dc:creator>
    <meta:editing-duration>PT5H47M49S</meta:editing-duration>
    <meta:editing-cycles>1</meta:editing-cycles>
    <meta:generator>LibreOffice/3.3$Linux LibreOffice_project/330m19$Build-202</meta:generator>
  </office:meta>
</office:document-meta>
</file>